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0.795cm" svg:height="1.905cm" svg:x="6.715cm" svg:y="3.54cm">
          <text:p text:style-name="P1"><text:span text:style-name="T1">Πιθανή προσθήκη νέου</text:span></text:p>
          <text:p text:style-name="P1"><text:span text:style-name="T1">υπολογιστικού κόμβου</text:span></text:p>
          <text:p text:style-name="P1"><text:span text:style-name="T1">από τον nodePro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10.795cm" svg:height="1.905cm" svg:x="6.715cm" svg:y="6.08cm">
          <text:p text:style-name="P1"><text:span text:style-name="T1">Πιθανή άφιξη νέων task</text:span></text:p>
          <text:p text:style-name="P1"><text:span text:style-name="T1">από τον taskProdu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112cm" svg:y1="5.445cm" svg:x2="12.112cm" svg:y2="6.08cm" draw:start-shape="id1" draw:start-glue-point="2" draw:end-shape="id2" draw:end-glue-point="0">
          <text:p/>
        </draw:connector>
        <draw:custom-shape draw:style-name="gr1" draw:text-style-name="P2" draw:id="id3" draw:layer="layout" svg:width="10.795cm" svg:height="1.905cm" svg:x="6.715cm" svg:y="8.62cm">
          <text:p text:style-name="P1"><text:span text:style-name="T1">Scheduling των νέων</text:span></text:p>
          <text:p text:style-name="P1"><text:span text:style-name="T1">task από τον 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112cm" svg:y1="7.985cm" svg:x2="12.112cm" svg:y2="8.62cm" draw:start-shape="id2" draw:start-glue-point="2" draw:end-shape="id3" draw:end-glue-point="0">
          <text:p/>
        </draw:connector>
        <draw:custom-shape draw:style-name="gr1" draw:text-style-name="P2" draw:id="id4" draw:layer="layout" svg:width="10.795cm" svg:height="1.905cm" svg:x="6.715cm" svg:y="11.795cm">
          <text:p text:style-name="P1"><text:span text:style-name="T1">Για κάθε κόμβο, εκτέλεση</text:span></text:p>
          <text:p text:style-name="P1"><text:span text:style-name="T1">της nextEpoch() μεθόδο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112cm" svg:y1="10.525cm" svg:x2="12.112cm" svg:y2="11.795cm" draw:start-shape="id3" draw:start-glue-point="2" draw:end-shape="id4" draw:end-glue-point="0">
          <text:p/>
        </draw:connector>
        <draw:custom-shape draw:style-name="gr1" draw:text-style-name="P2" draw:id="id5" draw:layer="layout" svg:width="10.795cm" svg:height="2.54cm" svg:x="6.715cm" svg:y="14.97cm">
          <text:p text:style-name="P1"><text:span text:style-name="T1">Ακύρωση όσων ανολοκλήρωτων</text:span></text:p>
          <text:p text:style-name="P1"><text:span text:style-name="T1">task έχουν ξεπεράσει </text:span></text:p>
          <text:p text:style-name="P1"><text:span text:style-name="T1">το χρόνο ολοκλήρωση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112cm" svg:y1="13.7cm" svg:x2="12.112cm" svg:y2="14.97cm" draw:start-shape="id4" draw:start-glue-point="2" draw:end-shape="id5" draw:end-glue-point="0">
          <text:p/>
        </draw:connector>
        <draw:custom-shape draw:style-name="gr1" draw:text-style-name="P2" draw:id="id6" draw:layer="layout" svg:width="10.795cm" svg:height="2.54cm" svg:x="6.715cm" svg:y="18.78cm">
          <text:p text:style-name="P1"><text:span text:style-name="T1">Εντολή στους StatsAggregators να</text:span></text:p>
          <text:p text:style-name="P1"><text:span text:style-name="T1">συλλέξουν στατιστικά στοιχεία</text:span></text:p>
          <text:p text:style-name="P1"><text:span text:style-name="T1">αν θέλουν (μέθοδος aggregate()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112cm" svg:y1="17.51cm" svg:x2="12.112cm" svg:y2="18.78cm" draw:start-shape="id5" draw:start-glue-point="2" draw:end-shape="id6" draw:end-glue-point="0">
          <text:p/>
        </draw:connector>
        <draw:custom-shape draw:style-name="gr1" draw:text-style-name="P2" draw:id="id7" draw:layer="layout" svg:width="10.795cm" svg:height="1.27cm" svg:x="6.715cm" svg:y="1.635cm">
          <text:p text:style-name="P1"><text:span text:style-name="T1">Έναρξη νέου κύκλου προσομοίωση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112cm" svg:y1="2.905cm" svg:x2="12.112cm" svg:y2="3.54cm" draw:start-shape="id7" draw:start-glue-point="2" draw:end-shape="id1" draw:end-glue-point="0">
          <text:p/>
        </draw:connector>
        <draw:custom-shape draw:style-name="gr1" draw:text-style-name="P4" draw:id="id8" draw:layer="layout" svg:width="9.525cm" svg:height="1.905cm" svg:x="7.35cm" svg:y="22.59cm">
          <text:p text:style-name="P1"><text:span text:style-name="T2">Ολοκλήρωση προσομοίωσης;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3" draw:layer="layout" svg:x1="12.112cm" svg:y1="21.32cm" svg:x2="12.112cm" svg:y2="22.59cm" draw:start-shape="id6" draw:start-glue-point="2" draw:end-shape="id8" draw:end-glue-point="4">
          <text:p/>
        </draw:connector>
        <draw:connector draw:style-name="gr2" draw:text-style-name="P3" draw:layer="layout" draw:line-skew="-0.134cm" svg:x1="7.35cm" svg:y1="23.542cm" svg:x2="6.715cm" svg:y2="2.27cm" draw:start-shape="id8" draw:start-glue-point="5" draw:end-shape="id7" draw:end-glue-point="3">
          <text:p/>
        </draw:connector>
        <draw:connector draw:style-name="gr2" draw:text-style-name="P3" draw:layer="layout" svg:x1="12.112cm" svg:y1="24.495cm" svg:x2="12.112cm" svg:y2="25.765cm" draw:start-shape="id8" draw:start-glue-point="6" draw:end-shape="id9" draw:end-glue-point="4">
          <text:p/>
        </draw:connector>
        <draw:custom-shape draw:style-name="gr3" draw:text-style-name="P2" draw:layer="layout" svg:width="1.27cm" svg:height="0.635cm" svg:x="12.43cm" svg:y="24.495cm">
          <text:p text:style-name="P1"><text:span text:style-name="T1">Να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0.635cm" svg:x="6.715cm" svg:y="22.59cm">
          <text:p text:style-name="P1"><text:span text:style-name="T1">Όχ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id="id9" draw:layer="layout" svg:width="3.175cm" svg:height="0.635cm" svg:x="10.525cm" svg:y="25.765cm">
          <text:p text:style-name="P1"><text:span text:style-name="T3">Τέλος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6" draw:id="id12" draw:layer="layout" svg:width="10.795cm" svg:height="1.905cm" svg:x="1cm" svg:y="1cm">
          <text:p text:style-name="P1"><text:span text:style-name="T1">Απόφαση από το departureSchema,</text:span></text:p>
          <text:p text:style-name="P1"><text:span text:style-name="T1">για το αν ο κόμβος αναχωρεί.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0" draw:layer="layout" svg:width="6.985cm" svg:height="1.905cm" svg:x="1.635cm" svg:y="4.175cm">
          <text:p text:style-name="P1"><text:span text:style-name="T1">Αναχωρεί</text:span><text:span text:style-name="T2">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.27cm" svg:height="0.635cm" svg:x="7.985cm" svg:y="4.175cm">
          <text:p text:style-name="P1"><text:span text:style-name="T1">Ναι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11" draw:layer="layout" svg:width="9.525cm" svg:height="3.175cm" svg:x="9.89cm" svg:y="3.54cm">
          <text:p text:style-name="P1"><text:span text:style-name="T1">Καλείται η μέθοδος nodeDeparture()</text:span></text:p>
          <text:p text:style-name="P1"><text:span text:style-name="T1">του grid, για να εκτελέσει τις</text:span></text:p>
          <text:p text:style-name="P1"><text:span text:style-name="T1">απαραίτητες ενέργειες (remove από</text:span></text:p>
          <text:p text:style-name="P1"><text:span text:style-name="T1">δομές δεδομένων κτλ)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16" draw:layer="layout" svg:width="7.62cm" svg:height="1.27cm" svg:x="4.81cm" svg:y="25.765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62cm" svg:y1="5.127cm" svg:x2="9.89cm" svg:y2="5.127cm" draw:start-shape="id10" draw:start-glue-point="7" draw:end-shape="id11" draw:end-glue-point="3">
          <text:p/>
        </draw:connector>
        <draw:connector draw:style-name="gr2" draw:text-style-name="P3" draw:layer="layout" svg:x1="6.397cm" svg:y1="2.905cm" svg:x2="5.127cm" svg:y2="4.175cm" draw:start-shape="id12" draw:start-glue-point="2" draw:end-shape="id10" draw:end-glue-point="4">
          <text:p/>
        </draw:connector>
        <draw:custom-shape draw:style-name="gr1" draw:text-style-name="P6" draw:id="id13" draw:layer="layout" svg:width="8.255cm" svg:height="1.905cm" svg:x="2.27cm" svg:y="8.62cm">
          <text:p text:style-name="P1"><text:span text:style-name="T1">sharedCPU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5.127cm" svg:y1="6.08cm" svg:x2="6.397cm" svg:y2="8.62cm" draw:start-shape="id10" draw:start-glue-point="6" draw:end-shape="id13" draw:end-glue-point="4">
          <text:p/>
        </draw:connector>
        <draw:custom-shape draw:style-name="gr3" draw:text-style-name="P2" draw:layer="layout" svg:width="1.27cm" svg:height="0.635cm" svg:x="3.54cm" svg:y="6.715cm">
          <text:p text:style-name="P1"><text:span text:style-name="T1">Όχι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17" draw:layer="layout" svg:width="14.605cm" svg:height="4.445cm" svg:x="3.54cm" svg:y="11.16cm">
          <text:p text:style-name="P1"><text:span text:style-name="T1">Για κάθε task στη λίστα task προς υπολογισμό,</text:span></text:p>
          <text:p text:style-name="P1"><text:span text:style-name="T1">μείωσε το υπολειπόμενο υπολογιστικό φορτίο,</text:span></text:p>
          <text:p text:style-name="P1"><text:span text:style-name="T1">κατά το ποσοστό της υπολογιστικής ισχύος του</text:span></text:p>
          <text:p text:style-name="P1"><text:span text:style-name="T1">κόμβου που αντιστοιχεί στο βάρος W του χρήστη-κόμβου</text:span></text:p>
          <text:p text:style-name="P1"><text:span text:style-name="T1">που έχει υποβάλλει το task. Κάθε task που υπολογίζεται,</text:span></text:p>
          <text:p text:style-name="P1"><text:span text:style-name="T1">τοποθετείται στις ουρές αποστολής.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14" draw:layer="layout" svg:width="13.97cm" svg:height="3.175cm" svg:x="1.905cm" svg:y="16.51cm">
          <text:p text:style-name="P1"><text:span text:style-name="T1">Μείωσε το υπολειπόμενο υπολογιστικό φορτίο του</text:span></text:p>
          <text:p text:style-name="P1"><text:span text:style-name="T1">task που εκτελείται κατά τη συνολική</text:span></text:p>
          <text:p text:style-name="P1"><text:span text:style-name="T1">υπολογιστική ισχύ του κόμβου. Αν ολοκληρωθεί αυτό,</text:span></text:p>
          <text:p text:style-name="P1"><text:span text:style-name="T1">τοποθέτησέ το στις ουρές αποστολής και</text:span></text:p>
          <text:p text:style-name="P1"><text:span text:style-name="T1">θέσε το επόμενο task στην ουρά ως runningTask.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15" draw:layer="layout" svg:width="13.97cm" svg:height="3.175cm" svg:x="1.635cm" svg:y="21.32cm">
          <text:p text:style-name="P1"><text:span text:style-name="T1">Για κάθε κόμβο προς τον οποίο πρέπει να αποσταλούν</text:span></text:p>
          <text:p text:style-name="P1"><text:span text:style-name="T1">δεδομένα, στείλε τα data του task. Αν η αποστολή</text:span></text:p>
          <text:p text:style-name="P1"><text:span text:style-name="T1">ολοκληρώθηκε, θέσε το task προς υπολογισμό στον</text:span></text:p>
          <text:p text:style-name="P1"><text:span text:style-name="T1">κόμβο που το λαμβάνει και πάρε το επόμενο task</text:span></text:p>
          <text:p text:style-name="P1"><text:span text:style-name="T1">στην ουρά προς αποστολή στον κόμβο αυτό.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27cm" svg:y1="9.572cm" svg:x2="1.905cm" svg:y2="18.097cm" draw:start-shape="id13" draw:start-glue-point="5" draw:end-shape="id14" draw:end-glue-point="3">
          <text:p/>
        </draw:connector>
        <draw:connector draw:style-name="gr2" draw:text-style-name="P3" draw:layer="layout" svg:x1="8.62cm" svg:y1="24.495cm" svg:x2="8.62cm" svg:y2="25.765cm" draw:start-shape="id15" draw:start-glue-point="2" draw:end-shape="id16" draw:end-glue-point="0">
          <text:p/>
        </draw:connector>
        <draw:connector draw:style-name="gr2" draw:text-style-name="P3" draw:layer="layout" svg:x1="8.89cm" svg:y1="19.685cm" svg:x2="8.62cm" svg:y2="21.32cm" draw:start-shape="id14" draw:start-glue-point="2" draw:end-shape="id15" draw:end-glue-point="0">
          <text:p/>
        </draw:connector>
        <draw:connector draw:style-name="gr2" draw:text-style-name="P3" draw:layer="layout" svg:x1="18.145cm" svg:y1="13.382cm" svg:x2="15.605cm" svg:y2="22.907cm" draw:start-shape="id17" draw:start-glue-point="1" draw:end-shape="id15">
          <text:p/>
        </draw:connector>
        <draw:custom-shape draw:style-name="gr1" draw:text-style-name="P6" draw:id="id18" draw:layer="layout" svg:width="6.985cm" svg:height="1.27cm" svg:x="11.16cm" svg:y="7.985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652cm" svg:y1="6.715cm" svg:x2="14.652cm" svg:y2="7.985cm" draw:start-shape="id11" draw:start-glue-point="2" draw:end-shape="id18" draw:end-glue-point="0">
          <text:p/>
        </draw:connector>
        <draw:connector draw:style-name="gr2" draw:text-style-name="P3" draw:layer="layout" svg:x1="10.525cm" svg:y1="9.572cm" svg:x2="10.842cm" svg:y2="11.16cm" draw:start-shape="id13" draw:start-glue-point="7" draw:end-shape="id17" draw:end-glue-point="0">
          <text:p/>
        </draw:connector>
        <draw:custom-shape draw:style-name="gr3" draw:text-style-name="P2" draw:layer="layout" svg:width="1.27cm" svg:height="0.635cm" svg:x="9.255cm" svg:y="8.62cm">
          <text:p text:style-name="P1"><text:span text:style-name="T1">Ναι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0.635cm" svg:x="1.635cm" svg:y="8.62cm">
          <text:p text:style-name="P1"><text:span text:style-name="T1">Όχι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George Barelas</meta:initial-creator>
    <meta:creation-date>2007-05-11T22:59:11</meta:creation-date>
    <dc:creator>George Barelas</dc:creator>
    <dc:date>2007-05-12T20:17:51</dc:date>
    <dc:language>el-GR</dc:language>
    <meta:editing-cycles>27</meta:editing-cycles>
    <meta:editing-duration>PT1H36M47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